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0748in" svg:y="0.4146in">
            <draw:object draw:notify-on-update-of-ranges="Sheet1.B3:Sheet1.B24 Sheet1.A3:Sheet1.A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height</text:p>
          </table:table-cell>
          <table:table-cell office:value-type="string">
            <text:p>Vy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10*[.A2]-(0.5*9.8*[.A2]*[.A2]+1)" office:value-type="float" office:value="-1">
            <text:p>-1</text:p>
          </table:table-cell>
          <table:table-cell table:formula="of:=10-(9.8*[.A2])" office:value-type="float" office:value="10">
            <text:p>10</text:p>
          </table:table-cell>
        </table:table-row>
        <table:table-row table:style-name="ro2">
          <table:table-cell table:formula="of:=[.A2]+0.1" office:value-type="float" office:value="0.1">
            <text:p>0.1</text:p>
          </table:table-cell>
          <table:table-cell table:formula="of:=10*[.A3]-0.5*9.8*[.A3]*[.A3]+1" office:value-type="float" office:value="1.951">
            <text:p>1.951</text:p>
          </table:table-cell>
          <table:table-cell table:formula="of:=10-9.8*[.A3]" office:value-type="float" office:value="9.02">
            <text:p>9.02</text:p>
          </table:table-cell>
        </table:table-row>
        <table:table-row table:style-name="ro2">
          <table:table-cell table:formula="of:=[.A3]+0.1" office:value-type="float" office:value="0.2">
            <text:p>0.2</text:p>
          </table:table-cell>
          <table:table-cell table:formula="of:=10*[.A4]-0.5*9.8*[.A4]*[.A4]+1" office:value-type="float" office:value="2.804">
            <text:p>2.804</text:p>
          </table:table-cell>
          <table:table-cell table:formula="of:=10-9.8*[.A4]" office:value-type="float" office:value="8.04">
            <text:p>8.04</text:p>
          </table:table-cell>
        </table:table-row>
        <table:table-row table:style-name="ro2">
          <table:table-cell table:formula="of:=[.A4]+0.1" office:value-type="float" office:value="0.3">
            <text:p>0.3</text:p>
          </table:table-cell>
          <table:table-cell table:formula="of:=10*[.A5]-0.5*9.8*[.A5]*[.A5]+1" office:value-type="float" office:value="3.559">
            <text:p>3.559</text:p>
          </table:table-cell>
          <table:table-cell table:formula="of:=10-9.8*[.A5]" office:value-type="float" office:value="7.06">
            <text:p>7.06</text:p>
          </table:table-cell>
        </table:table-row>
        <table:table-row table:style-name="ro2">
          <table:table-cell table:formula="of:=[.A5]+0.1" office:value-type="float" office:value="0.4">
            <text:p>0.4</text:p>
          </table:table-cell>
          <table:table-cell table:formula="of:=10*[.A6]-0.5*9.8*[.A6]*[.A6]+1" office:value-type="float" office:value="4.216">
            <text:p>4.216</text:p>
          </table:table-cell>
          <table:table-cell table:formula="of:=10-9.8*[.A6]" office:value-type="float" office:value="6.08">
            <text:p>6.08</text:p>
          </table:table-cell>
        </table:table-row>
        <table:table-row table:style-name="ro2">
          <table:table-cell table:formula="of:=[.A6]+0.1" office:value-type="float" office:value="0.5">
            <text:p>0.5</text:p>
          </table:table-cell>
          <table:table-cell table:formula="of:=10*[.A7]-0.5*9.8*[.A7]*[.A7]+1" office:value-type="float" office:value="4.775">
            <text:p>4.775</text:p>
          </table:table-cell>
          <table:table-cell table:formula="of:=10-9.8*[.A7]" office:value-type="float" office:value="5.1">
            <text:p>5.1</text:p>
          </table:table-cell>
        </table:table-row>
        <table:table-row table:style-name="ro2">
          <table:table-cell table:formula="of:=[.A7]+0.1" office:value-type="float" office:value="0.6">
            <text:p>0.6</text:p>
          </table:table-cell>
          <table:table-cell table:formula="of:=10*[.A8]-0.5*9.8*[.A8]*[.A8]+1" office:value-type="float" office:value="5.236">
            <text:p>5.236</text:p>
          </table:table-cell>
          <table:table-cell table:formula="of:=10-9.8*[.A8]" office:value-type="float" office:value="4.12">
            <text:p>4.12</text:p>
          </table:table-cell>
        </table:table-row>
        <table:table-row table:style-name="ro2">
          <table:table-cell table:formula="of:=[.A8]+0.1" office:value-type="float" office:value="0.7">
            <text:p>0.7</text:p>
          </table:table-cell>
          <table:table-cell table:formula="of:=10*[.A9]-0.5*9.8*[.A9]*[.A9]+1" office:value-type="float" office:value="5.599">
            <text:p>5.599</text:p>
          </table:table-cell>
          <table:table-cell table:formula="of:=10-9.8*[.A9]" office:value-type="float" office:value="3.14">
            <text:p>3.14</text:p>
          </table:table-cell>
        </table:table-row>
        <table:table-row table:style-name="ro2">
          <table:table-cell table:formula="of:=[.A9]+0.1" office:value-type="float" office:value="0.8">
            <text:p>0.8</text:p>
          </table:table-cell>
          <table:table-cell table:formula="of:=10*[.A10]-0.5*9.8*[.A10]*[.A10]+1" office:value-type="float" office:value="5.864">
            <text:p>5.864</text:p>
          </table:table-cell>
          <table:table-cell table:formula="of:=10-9.8*[.A10]" office:value-type="float" office:value="2.16">
            <text:p>2.16</text:p>
          </table:table-cell>
        </table:table-row>
        <table:table-row table:style-name="ro2">
          <table:table-cell table:formula="of:=[.A10]+0.1" office:value-type="float" office:value="0.9">
            <text:p>0.9</text:p>
          </table:table-cell>
          <table:table-cell table:formula="of:=10*[.A11]-0.5*9.8*[.A11]*[.A11]+1" office:value-type="float" office:value="6.031">
            <text:p>6.031</text:p>
          </table:table-cell>
          <table:table-cell table:formula="of:=10-9.8*[.A11]" office:value-type="float" office:value="1.18">
            <text:p>1.18</text:p>
          </table:table-cell>
        </table:table-row>
        <table:table-row table:style-name="ro2">
          <table:table-cell table:formula="of:=[.A11]+0.1" office:value-type="float" office:value="1">
            <text:p>1</text:p>
          </table:table-cell>
          <table:table-cell table:formula="of:=10*[.A12]-0.5*9.8*[.A12]*[.A12]+1" office:value-type="float" office:value="6.1">
            <text:p>6.1</text:p>
          </table:table-cell>
          <table:table-cell table:formula="of:=10-9.8*[.A12]" office:value-type="float" office:value="0.200000000000001">
            <text:p>0.2</text:p>
          </table:table-cell>
        </table:table-row>
        <table:table-row table:style-name="ro2">
          <table:table-cell table:formula="of:=[.A12]+0.1" office:value-type="float" office:value="1.1">
            <text:p>1.1</text:p>
          </table:table-cell>
          <table:table-cell table:formula="of:=10*[.A13]-0.5*9.8*[.A13]*[.A13]+1" office:value-type="float" office:value="6.071">
            <text:p>6.071</text:p>
          </table:table-cell>
          <table:table-cell table:formula="of:=10-9.8*[.A13]" office:value-type="float" office:value="-0.779999999999999">
            <text:p>-0.78</text:p>
          </table:table-cell>
        </table:table-row>
        <table:table-row table:style-name="ro2">
          <table:table-cell table:formula="of:=[.A13]+0.1" office:value-type="float" office:value="1.2">
            <text:p>1.2</text:p>
          </table:table-cell>
          <table:table-cell table:formula="of:=10*[.A14]-0.5*9.8*[.A14]*[.A14]+1" office:value-type="float" office:value="5.944">
            <text:p>5.944</text:p>
          </table:table-cell>
          <table:table-cell table:formula="of:=10-9.8*[.A14]" office:value-type="float" office:value="-1.76">
            <text:p>-1.76</text:p>
          </table:table-cell>
        </table:table-row>
        <table:table-row table:style-name="ro2">
          <table:table-cell table:formula="of:=[.A14]+0.1" office:value-type="float" office:value="1.3">
            <text:p>1.3</text:p>
          </table:table-cell>
          <table:table-cell table:formula="of:=10*[.A15]-0.5*9.8*[.A15]*[.A15]+1" office:value-type="float" office:value="5.719">
            <text:p>5.719</text:p>
          </table:table-cell>
          <table:table-cell table:formula="of:=10-9.8*[.A15]" office:value-type="float" office:value="-2.74">
            <text:p>-2.74</text:p>
          </table:table-cell>
        </table:table-row>
        <table:table-row table:style-name="ro2">
          <table:table-cell table:formula="of:=[.A15]+0.1" office:value-type="float" office:value="1.4">
            <text:p>1.4</text:p>
          </table:table-cell>
          <table:table-cell table:formula="of:=10*[.A16]-0.5*9.8*[.A16]*[.A16]+1" office:value-type="float" office:value="5.396">
            <text:p>5.396</text:p>
          </table:table-cell>
          <table:table-cell table:formula="of:=10-9.8*[.A16]" office:value-type="float" office:value="-3.72">
            <text:p>-3.72</text:p>
          </table:table-cell>
        </table:table-row>
        <table:table-row table:style-name="ro2">
          <table:table-cell table:formula="of:=[.A16]+0.1" office:value-type="float" office:value="1.5">
            <text:p>1.5</text:p>
          </table:table-cell>
          <table:table-cell table:formula="of:=10*[.A17]-0.5*9.8*[.A17]*[.A17]+1" office:value-type="float" office:value="4.975">
            <text:p>4.975</text:p>
          </table:table-cell>
          <table:table-cell table:formula="of:=10-9.8*[.A17]" office:value-type="float" office:value="-4.7">
            <text:p>-4.7</text:p>
          </table:table-cell>
        </table:table-row>
        <table:table-row table:style-name="ro2">
          <table:table-cell table:formula="of:=[.A17]+0.1" office:value-type="float" office:value="1.6">
            <text:p>1.6</text:p>
          </table:table-cell>
          <table:table-cell table:formula="of:=10*[.A18]-0.5*9.8*[.A18]*[.A18]+1" office:value-type="float" office:value="4.456">
            <text:p>4.456</text:p>
          </table:table-cell>
          <table:table-cell table:formula="of:=10-9.8*[.A18]" office:value-type="float" office:value="-5.68000000000001">
            <text:p>-5.68</text:p>
          </table:table-cell>
        </table:table-row>
        <table:table-row table:style-name="ro2">
          <table:table-cell table:formula="of:=[.A18]+0.1" office:value-type="float" office:value="1.7">
            <text:p>1.7</text:p>
          </table:table-cell>
          <table:table-cell table:formula="of:=10*[.A19]-0.5*9.8*[.A19]*[.A19]+1" office:value-type="float" office:value="3.839">
            <text:p>3.839</text:p>
          </table:table-cell>
          <table:table-cell table:formula="of:=10-9.8*[.A19]" office:value-type="float" office:value="-6.66">
            <text:p>-6.66</text:p>
          </table:table-cell>
        </table:table-row>
        <table:table-row table:style-name="ro2">
          <table:table-cell table:formula="of:=[.A19]+0.1" office:value-type="float" office:value="1.8">
            <text:p>1.8</text:p>
          </table:table-cell>
          <table:table-cell table:formula="of:=10*[.A20]-0.5*9.8*[.A20]*[.A20]+1" office:value-type="float" office:value="3.12399999999999">
            <text:p>3.124</text:p>
          </table:table-cell>
          <table:table-cell table:formula="of:=10-9.8*[.A20]" office:value-type="float" office:value="-7.64000000000001">
            <text:p>-7.64</text:p>
          </table:table-cell>
        </table:table-row>
        <table:table-row table:style-name="ro2">
          <table:table-cell table:formula="of:=[.A20]+0.1" office:value-type="float" office:value="1.9">
            <text:p>1.9</text:p>
          </table:table-cell>
          <table:table-cell table:formula="of:=10*[.A21]-0.5*9.8*[.A21]*[.A21]+1" office:value-type="float" office:value="2.31099999999999">
            <text:p>2.311</text:p>
          </table:table-cell>
          <table:table-cell table:formula="of:=10-9.8*[.A21]" office:value-type="float" office:value="-8.62000000000001">
            <text:p>-8.62</text:p>
          </table:table-cell>
        </table:table-row>
        <table:table-row table:style-name="ro2">
          <table:table-cell table:formula="of:=[.A21]+0.1" office:value-type="float" office:value="2">
            <text:p>2</text:p>
          </table:table-cell>
          <table:table-cell table:formula="of:=10*[.A22]-0.5*9.8*[.A22]*[.A22]+1" office:value-type="float" office:value="1.4">
            <text:p>1.4</text:p>
          </table:table-cell>
          <table:table-cell table:formula="of:=10-9.8*[.A22]" office:value-type="float" office:value="-9.60000000000001">
            <text:p>-9.6</text:p>
          </table:table-cell>
        </table:table-row>
        <table:table-row table:style-name="ro2">
          <table:table-cell table:formula="of:=[.A22]+0.1" office:value-type="float" office:value="2.1">
            <text:p>2.1</text:p>
          </table:table-cell>
          <table:table-cell table:formula="of:=10*[.A23]-0.5*9.8*[.A23]*[.A23]+1" office:value-type="float" office:value="0.390999999999995">
            <text:p>0.391</text:p>
          </table:table-cell>
          <table:table-cell table:formula="of:=10-9.8*[.A23]" office:value-type="float" office:value="-10.58">
            <text:p>-10.58</text:p>
          </table:table-cell>
        </table:table-row>
        <table:table-row table:style-name="ro2">
          <table:table-cell table:formula="of:=[.A23]+0.1" office:value-type="float" office:value="2.2">
            <text:p>2.2</text:p>
          </table:table-cell>
          <table:table-cell table:formula="of:=10*[.A24]-0.5*9.8*[.A24]*[.A24]+1" office:value-type="float" office:value="-0.716000000000008">
            <text:p>-0.716</text:p>
          </table:table-cell>
          <table:table-cell table:formula="of:=10-9.8*[.A24]" office:value-type="float" office:value="-11.56">
            <text:p>-11.56</text:p>
          </table:table-cell>
        </table:table-row>
        <table:table-row table:style-name="ro2">
          <table:table-cell table:formula="of:=[.A24]+0.1" office:value-type="float" office:value="2.3">
            <text:p>2.3</text:p>
          </table:table-cell>
          <table:table-cell table:formula="of:=10*[.A25]-0.5*9.8*[.A25]*[.A25]+1" office:value-type="float" office:value="-1.92100000000001">
            <text:p>-1.921</text:p>
          </table:table-cell>
          <table:table-cell table:formula="of:=10-9.8*[.A25]" office:value-type="float" office:value="-12.54">
            <text:p>-12.54</text:p>
          </table:table-cell>
        </table:table-row>
        <table:table-row table:style-name="ro2">
          <table:table-cell table:formula="of:=[.A25]+0.1" office:value-type="float" office:value="2.4">
            <text:p>2.4</text:p>
          </table:table-cell>
          <table:table-cell table:formula="of:=10*[.A26]-0.5*9.8*[.A26]*[.A26]+1" office:value-type="float" office:value="-3.22400000000001">
            <text:p>-3.224</text:p>
          </table:table-cell>
          <table:table-cell table:formula="of:=10-9.8*[.A26]" office:value-type="float" office:value="-13.52">
            <text:p>-13.52</text:p>
          </table:table-cell>
        </table:table-row>
        <table:table-row table:style-name="ro2">
          <table:table-cell table:formula="of:=[.A26]+0.1" office:value-type="float" office:value="2.5">
            <text:p>2.5</text:p>
          </table:table-cell>
          <table:table-cell table:formula="of:=10*[.A27]-0.5*9.8*[.A27]*[.A27]+1" office:value-type="float" office:value="-4.62500000000002">
            <text:p>-4.625</text:p>
          </table:table-cell>
          <table:table-cell table:formula="of:=10-9.8*[.A27]" office:value-type="float" office:value="-14.5">
            <text:p>-14.5</text:p>
          </table:table-cell>
        </table:table-row>
        <table:table-row table:style-name="ro2">
          <table:table-cell table:formula="of:=[.A27]+0.1" office:value-type="float" office:value="2.6">
            <text:p>2.6</text:p>
          </table:table-cell>
          <table:table-cell table:formula="of:=10*[.A28]-0.5*9.8*[.A28]*[.A28]+1" office:value-type="float" office:value="-6.12400000000001">
            <text:p>-6.124</text:p>
          </table:table-cell>
          <table:table-cell table:formula="of:=10-9.8*[.A28]" office:value-type="float" office:value="-15.48">
            <text:p>-15.48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1.8173in" svg:y="0.2071in">
            <draw:object draw:notify-on-update-of-ranges="Sheet2.A2:Sheet2.A21 Sheet2.B2:Sheet2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string">
            <text:p>Time</text:p>
          </table:table-cell>
          <table:table-cell office:value-type="string">
            <text:p>Height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-0.5*9.8*[.A2]*[.A2]+100" office:value-type="float" office:value="100">
            <text:p>100</text:p>
          </table:table-cell>
          <table:table-cell table:formula="of:=-9.8*[.A2]" office:value-type="float" office:value="-0">
            <text:p>0</text:p>
          </table:table-cell>
        </table:table-row>
        <table:table-row table:style-name="ro2">
          <table:table-cell table:formula="of:=[.A2]+0.25" office:value-type="float" office:value="0.25">
            <text:p>0.25</text:p>
          </table:table-cell>
          <table:table-cell table:formula="of:=-0.5*9.8*[.A3]*[.A3]+100" office:value-type="float" office:value="99.69375">
            <text:p>99.69375</text:p>
          </table:table-cell>
          <table:table-cell table:formula="of:=-9.8*[.A3]" office:value-type="float" office:value="-2.45">
            <text:p>-2.45</text:p>
          </table:table-cell>
        </table:table-row>
        <table:table-row table:style-name="ro2">
          <table:table-cell table:formula="of:=[.A3]+0.25" office:value-type="float" office:value="0.5">
            <text:p>0.5</text:p>
          </table:table-cell>
          <table:table-cell table:formula="of:=-0.5*9.8*[.A4]*[.A4]+100" office:value-type="float" office:value="98.775">
            <text:p>98.775</text:p>
          </table:table-cell>
          <table:table-cell table:formula="of:=-9.8*[.A4]" office:value-type="float" office:value="-4.9">
            <text:p>-4.9</text:p>
          </table:table-cell>
        </table:table-row>
        <table:table-row table:style-name="ro2">
          <table:table-cell table:formula="of:=[.A4]+0.25" office:value-type="float" office:value="0.75">
            <text:p>0.75</text:p>
          </table:table-cell>
          <table:table-cell table:formula="of:=-0.5*9.8*[.A5]*[.A5]+100" office:value-type="float" office:value="97.24375">
            <text:p>97.24375</text:p>
          </table:table-cell>
          <table:table-cell table:formula="of:=-9.8*[.A5]" office:value-type="float" office:value="-7.35">
            <text:p>-7.35</text:p>
          </table:table-cell>
        </table:table-row>
        <table:table-row table:style-name="ro2">
          <table:table-cell table:formula="of:=[.A5]+0.25" office:value-type="float" office:value="1">
            <text:p>1</text:p>
          </table:table-cell>
          <table:table-cell table:formula="of:=-0.5*9.8*[.A6]*[.A6]+100" office:value-type="float" office:value="95.1">
            <text:p>95.1</text:p>
          </table:table-cell>
          <table:table-cell table:formula="of:=-9.8*[.A6]" office:value-type="float" office:value="-9.8">
            <text:p>-9.8</text:p>
          </table:table-cell>
        </table:table-row>
        <table:table-row table:style-name="ro2">
          <table:table-cell table:formula="of:=[.A6]+0.25" office:value-type="float" office:value="1.25">
            <text:p>1.25</text:p>
          </table:table-cell>
          <table:table-cell table:formula="of:=-0.5*9.8*[.A7]*[.A7]+100" office:value-type="float" office:value="92.34375">
            <text:p>92.34375</text:p>
          </table:table-cell>
          <table:table-cell table:formula="of:=-9.8*[.A7]" office:value-type="float" office:value="-12.25">
            <text:p>-12.25</text:p>
          </table:table-cell>
        </table:table-row>
        <table:table-row table:style-name="ro2">
          <table:table-cell table:formula="of:=[.A7]+0.25" office:value-type="float" office:value="1.5">
            <text:p>1.5</text:p>
          </table:table-cell>
          <table:table-cell table:formula="of:=-0.5*9.8*[.A8]*[.A8]+100" office:value-type="float" office:value="88.975">
            <text:p>88.975</text:p>
          </table:table-cell>
          <table:table-cell table:formula="of:=-9.8*[.A8]" office:value-type="float" office:value="-14.7">
            <text:p>-14.7</text:p>
          </table:table-cell>
        </table:table-row>
        <table:table-row table:style-name="ro2">
          <table:table-cell table:formula="of:=[.A8]+0.25" office:value-type="float" office:value="1.75">
            <text:p>1.75</text:p>
          </table:table-cell>
          <table:table-cell table:formula="of:=-0.5*9.8*[.A9]*[.A9]+100" office:value-type="float" office:value="84.99375">
            <text:p>84.99375</text:p>
          </table:table-cell>
          <table:table-cell table:formula="of:=-9.8*[.A9]" office:value-type="float" office:value="-17.15">
            <text:p>-17.15</text:p>
          </table:table-cell>
        </table:table-row>
        <table:table-row table:style-name="ro2">
          <table:table-cell table:formula="of:=[.A9]+0.25" office:value-type="float" office:value="2">
            <text:p>2</text:p>
          </table:table-cell>
          <table:table-cell table:formula="of:=-0.5*9.8*[.A10]*[.A10]+100" office:value-type="float" office:value="80.4">
            <text:p>80.4</text:p>
          </table:table-cell>
          <table:table-cell table:formula="of:=-9.8*[.A10]" office:value-type="float" office:value="-19.6">
            <text:p>-19.6</text:p>
          </table:table-cell>
        </table:table-row>
        <table:table-row table:style-name="ro2">
          <table:table-cell table:formula="of:=[.A10]+0.25" office:value-type="float" office:value="2.25">
            <text:p>2.25</text:p>
          </table:table-cell>
          <table:table-cell table:formula="of:=-0.5*9.8*[.A11]*[.A11]+100" office:value-type="float" office:value="75.19375">
            <text:p>75.19375</text:p>
          </table:table-cell>
          <table:table-cell table:formula="of:=-9.8*[.A11]" office:value-type="float" office:value="-22.05">
            <text:p>-22.05</text:p>
          </table:table-cell>
        </table:table-row>
        <table:table-row table:style-name="ro2">
          <table:table-cell table:formula="of:=[.A11]+0.25" office:value-type="float" office:value="2.5">
            <text:p>2.5</text:p>
          </table:table-cell>
          <table:table-cell table:formula="of:=-0.5*9.8*[.A12]*[.A12]+100" office:value-type="float" office:value="69.375">
            <text:p>69.375</text:p>
          </table:table-cell>
          <table:table-cell table:formula="of:=-9.8*[.A12]" office:value-type="float" office:value="-24.5">
            <text:p>-24.5</text:p>
          </table:table-cell>
        </table:table-row>
        <table:table-row table:style-name="ro2">
          <table:table-cell table:formula="of:=[.A12]+0.25" office:value-type="float" office:value="2.75">
            <text:p>2.75</text:p>
          </table:table-cell>
          <table:table-cell table:formula="of:=-0.5*9.8*[.A13]*[.A13]+100" office:value-type="float" office:value="62.94375">
            <text:p>62.94375</text:p>
          </table:table-cell>
          <table:table-cell table:formula="of:=-9.8*[.A13]" office:value-type="float" office:value="-26.95">
            <text:p>-26.95</text:p>
          </table:table-cell>
        </table:table-row>
        <table:table-row table:style-name="ro2">
          <table:table-cell table:formula="of:=[.A13]+0.25" office:value-type="float" office:value="3">
            <text:p>3</text:p>
          </table:table-cell>
          <table:table-cell table:formula="of:=-0.5*9.8*[.A14]*[.A14]+100" office:value-type="float" office:value="55.9">
            <text:p>55.9</text:p>
          </table:table-cell>
          <table:table-cell table:formula="of:=-9.8*[.A14]" office:value-type="float" office:value="-29.4">
            <text:p>-29.4</text:p>
          </table:table-cell>
        </table:table-row>
        <table:table-row table:style-name="ro2">
          <table:table-cell table:formula="of:=[.A14]+0.25" office:value-type="float" office:value="3.25">
            <text:p>3.25</text:p>
          </table:table-cell>
          <table:table-cell table:formula="of:=-0.5*9.8*[.A15]*[.A15]+100" office:value-type="float" office:value="48.24375">
            <text:p>48.24375</text:p>
          </table:table-cell>
          <table:table-cell table:formula="of:=-9.8*[.A15]" office:value-type="float" office:value="-31.85">
            <text:p>-31.85</text:p>
          </table:table-cell>
        </table:table-row>
        <table:table-row table:style-name="ro2">
          <table:table-cell table:formula="of:=[.A15]+0.25" office:value-type="float" office:value="3.5">
            <text:p>3.5</text:p>
          </table:table-cell>
          <table:table-cell table:formula="of:=-0.5*9.8*[.A16]*[.A16]+100" office:value-type="float" office:value="39.975">
            <text:p>39.975</text:p>
          </table:table-cell>
          <table:table-cell table:formula="of:=-9.8*[.A16]" office:value-type="float" office:value="-34.3">
            <text:p>-34.3</text:p>
          </table:table-cell>
        </table:table-row>
        <table:table-row table:style-name="ro2">
          <table:table-cell table:formula="of:=[.A16]+0.25" office:value-type="float" office:value="3.75">
            <text:p>3.75</text:p>
          </table:table-cell>
          <table:table-cell table:formula="of:=-0.5*9.8*[.A17]*[.A17]+100" office:value-type="float" office:value="31.09375">
            <text:p>31.09375</text:p>
          </table:table-cell>
          <table:table-cell table:formula="of:=-9.8*[.A17]" office:value-type="float" office:value="-36.75">
            <text:p>-36.75</text:p>
          </table:table-cell>
        </table:table-row>
        <table:table-row table:style-name="ro2">
          <table:table-cell table:formula="of:=[.A17]+0.25" office:value-type="float" office:value="4">
            <text:p>4</text:p>
          </table:table-cell>
          <table:table-cell table:formula="of:=-0.5*9.8*[.A18]*[.A18]+100" office:value-type="float" office:value="21.6">
            <text:p>21.6</text:p>
          </table:table-cell>
          <table:table-cell table:formula="of:=-9.8*[.A18]" office:value-type="float" office:value="-39.2">
            <text:p>-39.2</text:p>
          </table:table-cell>
        </table:table-row>
        <table:table-row table:style-name="ro2">
          <table:table-cell table:formula="of:=[.A18]+0.25" office:value-type="float" office:value="4.25">
            <text:p>4.25</text:p>
          </table:table-cell>
          <table:table-cell table:formula="of:=-0.5*9.8*[.A19]*[.A19]+100" office:value-type="float" office:value="11.49375">
            <text:p>11.49375</text:p>
          </table:table-cell>
          <table:table-cell table:formula="of:=-9.8*[.A19]" office:value-type="float" office:value="-41.65">
            <text:p>-41.65</text:p>
          </table:table-cell>
        </table:table-row>
        <table:table-row table:style-name="ro2">
          <table:table-cell table:formula="of:=[.A19]+0.25" office:value-type="float" office:value="4.5">
            <text:p>4.5</text:p>
          </table:table-cell>
          <table:table-cell table:formula="of:=-0.5*9.8*[.A20]*[.A20]+100" office:value-type="float" office:value="0.774999999999992">
            <text:p>0.775</text:p>
          </table:table-cell>
          <table:table-cell table:formula="of:=-9.8*[.A20]" office:value-type="float" office:value="-44.1">
            <text:p>-44.1</text:p>
          </table:table-cell>
        </table:table-row>
        <table:table-row table:style-name="ro2">
          <table:table-cell table:formula="of:=[.A20]+0.25" office:value-type="float" office:value="4.75">
            <text:p>4.75</text:p>
          </table:table-cell>
          <table:table-cell table:formula="of:=-0.5*9.8*[.A21]*[.A21]+100" office:value-type="float" office:value="-10.55625">
            <text:p>-10.55625</text:p>
          </table:table-cell>
          <table:table-cell table:formula="of:=-9.8*[.A21]" office:value-type="float" office:value="-46.55">
            <text:p>-46.55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3.4976in" svg:y="0.165in">
            <draw:object draw:notify-on-update-of-ranges="Sheet3.A1:Sheet3.A1 Sheet3.A2:Sheet3.A28 Sheet3.B1:Sheet3.B1 Sheet3.B2:Sheet3.B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string">
            <text:p>Time</text:p>
          </table:table-cell>
          <table:table-cell office:value-type="string">
            <text:p>Height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125*[.A2]-0.5*9.8*[.A2]*[.A2]" office:value-type="float" office:value="0">
            <text:p>0</text:p>
          </table:table-cell>
          <table:table-cell table:formula="of:=125-9.8*[.A2]" office:value-type="float" office:value="125">
            <text:p>125</text:p>
          </table:table-cell>
        </table:table-row>
        <table:table-row table:style-name="ro2">
          <table:table-cell table:formula="of:=[.A2]+1" office:value-type="float" office:value="1">
            <text:p>1</text:p>
          </table:table-cell>
          <table:table-cell table:formula="of:=125*[.A3]-0.5*9.8*[.A3]*[.A3]" office:value-type="float" office:value="120.1">
            <text:p>120.1</text:p>
          </table:table-cell>
          <table:table-cell table:formula="of:=125-9.8*[.A3]" office:value-type="float" office:value="115.2">
            <text:p>115.2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formula="of:=125*[.A4]-0.5*9.8*[.A4]*[.A4]" office:value-type="float" office:value="230.4">
            <text:p>230.4</text:p>
          </table:table-cell>
          <table:table-cell table:formula="of:=125-9.8*[.A4]" office:value-type="float" office:value="105.4">
            <text:p>105.4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formula="of:=125*[.A5]-0.5*9.8*[.A5]*[.A5]" office:value-type="float" office:value="330.9">
            <text:p>330.9</text:p>
          </table:table-cell>
          <table:table-cell table:formula="of:=125-9.8*[.A5]" office:value-type="float" office:value="95.6">
            <text:p>95.6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formula="of:=125*[.A6]-0.5*9.8*[.A6]*[.A6]" office:value-type="float" office:value="421.6">
            <text:p>421.6</text:p>
          </table:table-cell>
          <table:table-cell table:formula="of:=125-9.8*[.A6]" office:value-type="float" office:value="85.8">
            <text:p>85.8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formula="of:=125*[.A7]-0.5*9.8*[.A7]*[.A7]" office:value-type="float" office:value="502.5">
            <text:p>502.5</text:p>
          </table:table-cell>
          <table:table-cell table:formula="of:=125-9.8*[.A7]" office:value-type="float" office:value="76">
            <text:p>76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formula="of:=125*[.A8]-0.5*9.8*[.A8]*[.A8]" office:value-type="float" office:value="573.6">
            <text:p>573.6</text:p>
          </table:table-cell>
          <table:table-cell table:formula="of:=125-9.8*[.A8]" office:value-type="float" office:value="66.2">
            <text:p>66.2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formula="of:=125*[.A9]-0.5*9.8*[.A9]*[.A9]" office:value-type="float" office:value="634.9">
            <text:p>634.9</text:p>
          </table:table-cell>
          <table:table-cell table:formula="of:=125-9.8*[.A9]" office:value-type="float" office:value="56.4">
            <text:p>56.4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table:formula="of:=125*[.A10]-0.5*9.8*[.A10]*[.A10]" office:value-type="float" office:value="686.4">
            <text:p>686.4</text:p>
          </table:table-cell>
          <table:table-cell table:formula="of:=125-9.8*[.A10]" office:value-type="float" office:value="46.6">
            <text:p>46.6</text:p>
          </table:table-cell>
        </table:table-row>
        <table:table-row table:style-name="ro2">
          <table:table-cell table:formula="of:=[.A10]+1" office:value-type="float" office:value="9">
            <text:p>9</text:p>
          </table:table-cell>
          <table:table-cell table:formula="of:=125*[.A11]-0.5*9.8*[.A11]*[.A11]" office:value-type="float" office:value="728.1">
            <text:p>728.1</text:p>
          </table:table-cell>
          <table:table-cell table:formula="of:=125-9.8*[.A11]" office:value-type="float" office:value="36.8">
            <text:p>36.8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formula="of:=125*[.A12]-0.5*9.8*[.A12]*[.A12]" office:value-type="float" office:value="760">
            <text:p>760</text:p>
          </table:table-cell>
          <table:table-cell table:formula="of:=125-9.8*[.A12]" office:value-type="float" office:value="27">
            <text:p>27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table:formula="of:=125*[.A13]-0.5*9.8*[.A13]*[.A13]" office:value-type="float" office:value="782.1">
            <text:p>782.1</text:p>
          </table:table-cell>
          <table:table-cell table:formula="of:=125-9.8*[.A13]" office:value-type="float" office:value="17.2">
            <text:p>17.2</text:p>
          </table:table-cell>
        </table:table-row>
        <table:table-row table:style-name="ro2">
          <table:table-cell table:formula="of:=[.A13]+1" office:value-type="float" office:value="12">
            <text:p>12</text:p>
          </table:table-cell>
          <table:table-cell table:formula="of:=125*[.A14]-0.5*9.8*[.A14]*[.A14]" office:value-type="float" office:value="794.4">
            <text:p>794.4</text:p>
          </table:table-cell>
          <table:table-cell table:formula="of:=125-9.8*[.A14]" office:value-type="float" office:value="7.39999999999999">
            <text:p>7.4</text:p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formula="of:=125*[.A15]-0.5*9.8*[.A15]*[.A15]" office:value-type="float" office:value="796.9">
            <text:p>796.9</text:p>
          </table:table-cell>
          <table:table-cell table:formula="of:=125-9.8*[.A15]" office:value-type="float" office:value="-2.40000000000001">
            <text:p>-2.4</text:p>
          </table:table-cell>
        </table:table-row>
        <table:table-row table:style-name="ro2">
          <table:table-cell table:formula="of:=[.A15]+1" office:value-type="float" office:value="14">
            <text:p>14</text:p>
          </table:table-cell>
          <table:table-cell table:formula="of:=125*[.A16]-0.5*9.8*[.A16]*[.A16]" office:value-type="float" office:value="789.6">
            <text:p>789.6</text:p>
          </table:table-cell>
          <table:table-cell table:formula="of:=125-9.8*[.A16]" office:value-type="float" office:value="-12.2">
            <text:p>-12.2</text:p>
          </table:table-cell>
        </table:table-row>
        <table:table-row table:style-name="ro2">
          <table:table-cell table:formula="of:=[.A16]+1" office:value-type="float" office:value="15">
            <text:p>15</text:p>
          </table:table-cell>
          <table:table-cell table:formula="of:=125*[.A17]-0.5*9.8*[.A17]*[.A17]" office:value-type="float" office:value="772.5">
            <text:p>772.5</text:p>
          </table:table-cell>
          <table:table-cell table:formula="of:=125-9.8*[.A17]" office:value-type="float" office:value="-22">
            <text:p>-22</text:p>
          </table:table-cell>
        </table:table-row>
        <table:table-row table:style-name="ro2">
          <table:table-cell table:formula="of:=[.A17]+1" office:value-type="float" office:value="16">
            <text:p>16</text:p>
          </table:table-cell>
          <table:table-cell table:formula="of:=125*[.A18]-0.5*9.8*[.A18]*[.A18]" office:value-type="float" office:value="745.6">
            <text:p>745.6</text:p>
          </table:table-cell>
          <table:table-cell table:formula="of:=125-9.8*[.A18]" office:value-type="float" office:value="-31.8">
            <text:p>-31.8</text:p>
          </table:table-cell>
        </table:table-row>
        <table:table-row table:style-name="ro2">
          <table:table-cell table:formula="of:=[.A18]+1" office:value-type="float" office:value="17">
            <text:p>17</text:p>
          </table:table-cell>
          <table:table-cell table:formula="of:=125*[.A19]-0.5*9.8*[.A19]*[.A19]" office:value-type="float" office:value="708.9">
            <text:p>708.9</text:p>
          </table:table-cell>
          <table:table-cell table:formula="of:=125-9.8*[.A19]" office:value-type="float" office:value="-41.6">
            <text:p>-41.6</text:p>
          </table:table-cell>
        </table:table-row>
        <table:table-row table:style-name="ro2">
          <table:table-cell table:formula="of:=[.A19]+1" office:value-type="float" office:value="18">
            <text:p>18</text:p>
          </table:table-cell>
          <table:table-cell table:formula="of:=125*[.A20]-0.5*9.8*[.A20]*[.A20]" office:value-type="float" office:value="662.4">
            <text:p>662.4</text:p>
          </table:table-cell>
          <table:table-cell table:formula="of:=125-9.8*[.A20]" office:value-type="float" office:value="-51.4">
            <text:p>-51.4</text:p>
          </table:table-cell>
        </table:table-row>
        <table:table-row table:style-name="ro2">
          <table:table-cell table:formula="of:=[.A20]+1" office:value-type="float" office:value="19">
            <text:p>19</text:p>
          </table:table-cell>
          <table:table-cell table:formula="of:=125*[.A21]-0.5*9.8*[.A21]*[.A21]" office:value-type="float" office:value="606.1">
            <text:p>606.1</text:p>
          </table:table-cell>
          <table:table-cell table:formula="of:=125-9.8*[.A21]" office:value-type="float" office:value="-61.2">
            <text:p>-61.2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formula="of:=125*[.A22]-0.5*9.8*[.A22]*[.A22]" office:value-type="float" office:value="540">
            <text:p>540</text:p>
          </table:table-cell>
          <table:table-cell table:formula="of:=125-9.8*[.A22]" office:value-type="float" office:value="-71">
            <text:p>-71</text:p>
          </table:table-cell>
        </table:table-row>
        <table:table-row table:style-name="ro2">
          <table:table-cell table:formula="of:=[.A22]+1" office:value-type="float" office:value="21">
            <text:p>21</text:p>
          </table:table-cell>
          <table:table-cell table:formula="of:=125*[.A23]-0.5*9.8*[.A23]*[.A23]" office:value-type="float" office:value="464.1">
            <text:p>464.1</text:p>
          </table:table-cell>
          <table:table-cell table:formula="of:=125-9.8*[.A23]" office:value-type="float" office:value="-80.8">
            <text:p>-80.8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table:formula="of:=125*[.A24]-0.5*9.8*[.A24]*[.A24]" office:value-type="float" office:value="378.4">
            <text:p>378.4</text:p>
          </table:table-cell>
          <table:table-cell table:formula="of:=125-9.8*[.A24]" office:value-type="float" office:value="-90.6">
            <text:p>-90.6</text:p>
          </table:table-cell>
        </table:table-row>
        <table:table-row table:style-name="ro2">
          <table:table-cell table:formula="of:=[.A24]+1" office:value-type="float" office:value="23">
            <text:p>23</text:p>
          </table:table-cell>
          <table:table-cell table:formula="of:=125*[.A25]-0.5*9.8*[.A25]*[.A25]" office:value-type="float" office:value="282.9">
            <text:p>282.9</text:p>
          </table:table-cell>
          <table:table-cell table:formula="of:=125-9.8*[.A25]" office:value-type="float" office:value="-100.4">
            <text:p>-100.4</text:p>
          </table:table-cell>
        </table:table-row>
        <table:table-row table:style-name="ro2">
          <table:table-cell table:formula="of:=[.A25]+1" office:value-type="float" office:value="24">
            <text:p>24</text:p>
          </table:table-cell>
          <table:table-cell table:formula="of:=125*[.A26]-0.5*9.8*[.A26]*[.A26]" office:value-type="float" office:value="177.6">
            <text:p>177.6</text:p>
          </table:table-cell>
          <table:table-cell table:formula="of:=125-9.8*[.A26]" office:value-type="float" office:value="-110.2">
            <text:p>-110.2</text:p>
          </table:table-cell>
        </table:table-row>
        <table:table-row table:style-name="ro2">
          <table:table-cell table:formula="of:=[.A26]+1" office:value-type="float" office:value="25">
            <text:p>25</text:p>
          </table:table-cell>
          <table:table-cell table:formula="of:=125*[.A27]-0.5*9.8*[.A27]*[.A27]" office:value-type="float" office:value="62.4999999999996">
            <text:p>62.5</text:p>
          </table:table-cell>
          <table:table-cell table:formula="of:=125-9.8*[.A27]" office:value-type="float" office:value="-120">
            <text:p>-120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table:formula="of:=125*[.A28]-0.5*9.8*[.A28]*[.A28]" office:value-type="float" office:value="-62.4000000000001">
            <text:p>-62.4</text:p>
          </table:table-cell>
          <table:table-cell table:formula="of:=125-9.8*[.A28]" office:value-type="float" office:value="-129.8">
            <text:p>-129.8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 table:number-rows-repeated="2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Stevenson</meta:initial-creator>
    <meta:creation-date>2012-10-18T09:41:33</meta:creation-date>
    <dc:date>2012-10-18T10:47:54</dc:date>
    <dc:creator>Carl Stevenson</dc:creator>
    <meta:editing-duration>PT51M11S</meta:editing-duration>
    <meta:editing-cycles>2</meta:editing-cycles>
    <meta:generator>LibreOffice/3.5$Linux_X86_64 LibreOffice_project/350m1$Build-2</meta:generator>
    <meta:document-statistic meta:table-count="3" meta:cell-count="2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title svg:x="5.575cm" svg:y="0.316cm" chart:style-name="ch2">
          <text:p>Ball Thrown Straight Up</text:p>
        </chart:title>
        <chart:legend chart:legend-position="end" svg:x="14.319cm" svg:y="4.201cm" style:legend-expansion="high" chart:style-name="ch3"/>
        <chart:plot-area chart:style-name="ch4" table:cell-range-address="Sheet1.B1:Sheet1.B1 Sheet1.A3:Sheet1.B24" chart:data-source-has-labels="both" svg:x="1.331cm" svg:y="1.635cm" svg:width="12.348cm" svg:height="6.204cm">
          <chartooo:coordinate-region svg:x="1.873cm" svg:y="1.834cm" svg:width="11.566cm" svg:height="5.806cm"/>
          <chart:axis chart:dimension="x" chart:name="primary-x" chart:style-name="ch5" chartooo:axis-type="auto">
            <chart:title svg:x="7.091cm" svg:y="8.019cm" chart:style-name="ch6">
              <text:p>Time</text:p>
            </chart:title>
            <chart:categories table:cell-range-address="Sheet1.B1:Sheet1.B1"/>
          </chart:axis>
          <chart:axis chart:dimension="y" chart:name="primary-y" chart:style-name="ch5">
            <chart:title svg:x="0.451cm" svg:y="5.271cm" chart:style-name="ch7">
              <text:p>Height</text:p>
            </chart:title>
            <chart:grid chart:style-name="ch8" chart:class="major"/>
          </chart:axis>
          <chart:series chart:style-name="ch9" chart:values-cell-range-address="Sheet1.B3:Sheet1.B24" chart:label-cell-address="Sheet1.B1:Sheet1.B1" chart:class="chart:scatter">
            <chart:domain table:cell-range-address="Sheet1.A3:Sheet1.A24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ight</text:p>
                <draw:g>
                  <svg:desc>Sheet1.B1:Sheet1.B1</svg:desc>
                </draw:g>
              </table:table-cell>
              <table:table-cell office:value-type="float" office:value="0.1">
                <text:p>0.1</text:p>
                <draw:g>
                  <svg:desc>Sheet1.A3:Sheet1.A24</svg:desc>
                </draw:g>
              </table:table-cell>
              <table:table-cell office:value-type="float" office:value="1.951">
                <text:p>1.951</text:p>
                <draw:g>
                  <svg:desc>Sheet1.B3:Sheet1.B24</svg:desc>
                </draw:g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2.804">
                <text:p>2.80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5.236">
                <text:p>5.236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5.599">
                <text:p>5.599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5.864">
                <text:p>5.864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6.031">
                <text:p>6.03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6.071">
                <text:p>6.071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5.944">
                <text:p>5.944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5.719">
                <text:p>5.719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5.396">
                <text:p>5.396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4.456">
                <text:p>4.456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3.839">
                <text:p>3.839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3.12399999999999">
                <text:p>3.12399999999999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2.31099999999999">
                <text:p>2.3109999999999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0.390999999999995">
                <text:p>0.390999999999995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-0.716000000000008">
                <text:p>-0.716000000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Free Fall of a Car</text:p>
        </chart:title>
        <chart:legend chart:legend-position="end" svg:x="14.319cm" svg:y="4.201cm" style:legend-expansion="high" chart:style-name="ch3"/>
        <chart:plot-area chart:style-name="ch4" table:cell-range-address="Sheet2.A2:Sheet2.B21 Sheet1.B1:Sheet1.B1" chart:data-source-has-labels="row" svg:x="1.331cm" svg:y="1.635cm" svg:width="12.348cm" svg:height="6.204cm">
          <chartooo:coordinate-region svg:x="2.138cm" svg:y="1.834cm" svg:width="11.447cm" svg:height="5.806cm"/>
          <chart:axis chart:dimension="x" chart:name="primary-x" chart:style-name="ch5">
            <chart:title svg:x="7.091cm" svg:y="8.019cm" chart:style-name="ch6">
              <text:p>Time</text:p>
            </chart:title>
          </chart:axis>
          <chart:axis chart:dimension="y" chart:name="primary-y" chart:style-name="ch5">
            <chart:title svg:x="0.451cm" svg:y="5.271cm" chart:style-name="ch7">
              <text:p>Height</text:p>
            </chart:title>
            <chart:grid chart:style-name="ch8" chart:class="major"/>
          </chart:axis>
          <chart:series chart:style-name="ch9" chart:values-cell-range-address="Sheet2.B2:Sheet2.B21" chart:label-cell-address="Sheet1.B1:Sheet1.B1" chart:class="chart:scatter">
            <chart:domain table:cell-range-address="Sheet2.A2:Sheet2.A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1</svg:desc>
                </draw:g>
              </table:table-cell>
              <table:table-cell office:value-type="float" office:value="100">
                <text:p>100</text:p>
                <draw:g>
                  <svg:desc>Sheet2.B2:Sheet2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99.69375">
                <text:p>99.6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98.775">
                <text:p>98.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97.24375">
                <text:p>97.2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92.34375">
                <text:p>92.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88.975">
                <text:p>88.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84.99375">
                <text:p>84.9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75.19375">
                <text:p>75.1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69.375">
                <text:p>69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62.94375">
                <text:p>62.9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48.24375">
                <text:p>48.2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39.975">
                <text:p>39.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31.09375">
                <text:p>31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11.49375">
                <text:p>11.4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774999999999992">
                <text:p>0.774999999999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-10.55625">
                <text:p>-10.5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Stone Projected Upward</text:p>
        </chart:title>
        <chart:legend chart:legend-position="end" svg:x="14.266cm" svg:y="4.201cm" style:legend-expansion="high" chart:style-name="ch3"/>
        <chart:plot-area chart:style-name="ch4" table:cell-range-address="Sheet3.A1:Sheet3.B28" chart:data-source-has-labels="row" svg:x="1.331cm" svg:y="1.635cm" svg:width="12.295cm" svg:height="6.204cm">
          <chartooo:coordinate-region svg:x="2.323cm" svg:y="1.834cm" svg:width="11.116cm" svg:height="5.806cm"/>
          <chart:axis chart:dimension="x" chart:name="primary-x" chart:style-name="ch5">
            <chart:title svg:x="7.064cm" svg:y="8.019cm" chart:style-name="ch6">
              <text:p>Time</text:p>
            </chart:title>
          </chart:axis>
          <chart:axis chart:dimension="y" chart:name="primary-y" chart:style-name="ch5">
            <chart:title svg:x="0.451cm" svg:y="5.271cm" chart:style-name="ch7">
              <text:p>Height</text:p>
            </chart:title>
            <chart:grid chart:style-name="ch8" chart:class="major"/>
          </chart:axis>
          <chart:series chart:style-name="ch9" chart:values-cell-range-address="Sheet3.B2:Sheet3.B28" chart:label-cell-address="Sheet3.B1:Sheet3.B1" chart:class="chart:scatter">
            <chart:domain table:cell-range-address="Sheet3.A2:Sheet3.A2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8</svg:desc>
                </draw:g>
              </table:table-cell>
              <table:table-cell office:value-type="float" office:value="0">
                <text:p>0</text:p>
                <draw:g>
                  <svg:desc>Sheet3.B2:Sheet3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1.6">
                <text:p>42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73.6">
                <text:p>57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34.9">
                <text:p>63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86.4">
                <text:p>68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28.1">
                <text:p>72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82.1">
                <text:p>78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94.4">
                <text:p>79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96.9">
                <text:p>796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89.6">
                <text:p>78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72.5">
                <text:p>77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45.6">
                <text:p>745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08.9">
                <text:p>70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62.4">
                <text:p>66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06.1">
                <text:p>606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4999999999996">
                <text:p>62.4999999999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62.4000000000001">
                <text:p>-62.4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